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reeSerif" svg:font-family="FreeSerif" style:font-adornments="Normal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2">
      <style:text-properties fo:language="en" fo:country="GB" officeooo:paragraph-rsid="0014cfe5"/>
    </style:style>
    <style:style style:name="P2" style:family="paragraph" style:parent-style-name="Heading_20_2">
      <style:text-properties fo:language="en" fo:country="GB"/>
    </style:style>
    <style:style style:name="P3" style:family="paragraph" style:parent-style-name="Heading_20_3"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Heading_20_1">
      <style:text-properties fo:language="en" fo:country="GB"/>
    </style:style>
    <style:style style:name="P6" style:family="paragraph" style:parent-style-name="Heading_20_1">
      <style:paragraph-properties fo:break-before="page"/>
      <style:text-properties fo:language="en" fo:country="GB"/>
    </style:style>
    <style:style style:name="P7" style:family="paragraph" style:parent-style-name="Title">
      <style:text-properties fo:language="en" fo:country="GB"/>
    </style:style>
    <style:style style:name="P8" style:family="paragraph" style:parent-style-name="Standard">
      <style:text-properties fo:language="en" fo:country="GB" officeooo:rsid="001ac762" officeooo:paragraph-rsid="001ac762"/>
    </style:style>
    <style:style style:name="P9" style:family="paragraph" style:parent-style-name="Contents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rsid="001c2666" officeooo:paragraph-rsid="001c2666"/>
    </style:style>
    <style:style style:name="P13" style:family="paragraph" style:parent-style-name="Standard">
      <style:text-properties officeooo:paragraph-rsid="001df5a8"/>
    </style:style>
    <style:style style:name="P14" style:family="paragraph" style:parent-style-name="Contents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8" style:family="paragraph" style:parent-style-name="List_20_1" style:list-style-name="WWNum1">
      <style:text-properties fo:language="en" fo:country="GB"/>
    </style:style>
    <style:style style:name="P19" style:family="paragraph" style:parent-style-name="Standard">
      <style:text-properties fo:language="en" fo:country="GB" officeooo:paragraph-rsid="001c2666"/>
    </style:style>
    <style:style style:name="P20" style:family="paragraph" style:parent-style-name="Standard">
      <style:text-properties officeooo:rsid="001f6630" officeooo:paragraph-rsid="001f6630"/>
    </style:style>
    <style:style style:name="P21" style:family="paragraph" style:parent-style-name="Standard">
      <style:text-properties officeooo:paragraph-rsid="001f6630"/>
    </style:style>
    <style:style style:name="T1" style:family="text">
      <style:text-properties fo:language="en" fo:country="GB"/>
    </style:style>
    <style:style style:name="T2" style:family="text">
      <style:text-properties officeooo:rsid="001c2666"/>
    </style:style>
    <style:style style:name="T3" style:family="text">
      <style:text-properties officeooo:rsid="001f6630"/>
    </style:style>
    <style:style style:name="T4" style:family="text">
      <style:text-properties officeooo:rsid="001f9a6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BML</text:span> API Documentation <text:s text:c="62"/></text:p>
      <text:table-of-content text:style-name="Sect1" text:protected="true" text:name="Innehållsförteckning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nehållsförteckning1_Head" text:protected="true">
            <text:p text:style-name="Contents_20_Heading">Table of contents</text:p>
          </text:index-title>
          <text:p text:style-name="P9"><text:a xlink:type="simple" xlink:href="#__RefHeading___Toc417_1727389479" text:style-name="Index_20_Link" text:visited-style-name="Index_20_Link">Overview<text:tab/>3</text:a></text:p>
          <text:p text:style-name="P10"><text:a xlink:type="simple" xlink:href="#__RefHeading___Toc419_1727389479" text:style-name="Index_20_Link" text:visited-style-name="Index_20_Link">Class Template<text:tab/>3</text:a></text:p>
          <text:p text:style-name="P10"><text:a xlink:type="simple" xlink:href="#__RefHeading___Toc421_1727389479" text:style-name="Index_20_Link" text:visited-style-name="Index_20_Link">Constructors<text:tab/>3</text:a></text:p>
          <text:p text:style-name="P11"><text:a xlink:type="simple" xlink:href="#__RefHeading___Toc423_1727389479" text:style-name="Index_20_Link" text:visited-style-name="Index_20_Link">Matrix(unsigned int numRows, unsigned int numCols)<text:tab/>3</text:a></text:p>
          <text:p text:style-name="P10"><text:a xlink:type="simple" xlink:href="#__RefHeading___Toc425_1727389479" text:style-name="Index_20_Link" text:visited-style-name="Index_20_Link">Member Functions<text:tab/>3</text:a></text:p>
          <text:p text:style-name="P11"><text:a xlink:type="simple" xlink:href="#__RefHeading___Toc427_1727389479" text:style-name="Index_20_Link" text:visited-style-name="Index_20_Link">unsigned int numRows() const<text:tab/>3</text:a></text:p>
          <text:p text:style-name="P11"><text:a xlink:type="simple" xlink:href="#__RefHeading___Toc429_1727389479" text:style-name="Index_20_Link" text:visited-style-name="Index_20_Link">unsigned int numCols() const<text:tab/>3</text:a></text:p>
          <text:p text:style-name="P11"><text:a xlink:type="simple" xlink:href="#__RefHeading___Toc431_1727389479" text:style-name="Index_20_Link" text:visited-style-name="Index_20_Link">std::vector&lt;T&gt;&amp; operator[](unsigned int row)<text:tab/>3</text:a></text:p>
          <text:p text:style-name="P11"><text:a xlink:type="simple" xlink:href="#__RefHeading___Toc433_1727389479" text:style-name="Index_20_Link" text:visited-style-name="Index_20_Link">const std::vector&lt;T&gt;&amp; operator[](unsigned int row) const<text:tab/>4</text:a></text:p>
          <text:p text:style-name="P11"><text:a xlink:type="simple" xlink:href="#__RefHeading___Toc435_1727389479" text:style-name="Index_20_Link" text:visited-style-name="Index_20_Link">void initFromByteStream(const char* byteStream, unsigned int byteSize)<text:tab/>4</text:a></text:p>
          <text:p text:style-name="P11"><text:a xlink:type="simple" xlink:href="#__RefHeading___Toc437_1727389479" text:style-name="Index_20_Link" text:visited-style-name="Index_20_Link">std::vector&lt;char&gt; toByteStream() const<text:tab/>4</text:a></text:p>
          <text:p text:style-name="P11"><text:a xlink:type="simple" xlink:href="#__RefHeading___Toc439_1727389479" text:style-name="Index_20_Link" text:visited-style-name="Index_20_Link">Matrix copy(unsigned int startRow = 0, unsigned int startCol = 0, int endRow = -1, int endCol = -1) const<text:tab/>4</text:a></text:p>
          <text:p text:style-name="P11"><text:a xlink:type="simple" xlink:href="#__RefHeading___Toc441_1727389479" text:style-name="Index_20_Link" text:visited-style-name="Index_20_Link">void paste(const Matrix&amp; source, unsigned int destRow = 0, unsigned int destCol = 0)<text:tab/>4</text:a></text:p>
          <text:p text:style-name="P11"><text:a xlink:type="simple" xlink:href="#__RefHeading___Toc443_1727389479" text:style-name="Index_20_Link" text:visited-style-name="Index_20_Link">bool all(std::function&lt;bool(T)&gt; condition) const<text:tab/>5</text:a></text:p>
          <text:p text:style-name="P11"><text:a xlink:type="simple" xlink:href="#__RefHeading___Toc445_1727389479" text:style-name="Index_20_Link" text:visited-style-name="Index_20_Link">Matrix&lt;T&gt; where(std::function&lt;bool(T)&gt; condition, T trueValue, T falseValue) const<text:tab/>5</text:a></text:p>
          <text:p text:style-name="P10"><text:a xlink:type="simple" xlink:href="#__RefHeading___Toc447_1727389479" text:style-name="Index_20_Link" text:visited-style-name="Index_20_Link">Iterator<text:tab/>5</text:a></text:p>
          <text:p text:style-name="P11"><text:a xlink:type="simple" xlink:href="#__RefHeading___Toc576_1187657532" text:style-name="Index_20_Link" text:visited-style-name="Index_20_Link">enum class TraversalType<text:tab/>5</text:a></text:p>
          <text:p text:style-name="P11"><text:a xlink:type="simple" xlink:href="#__RefHeading___Toc449_1727389479" text:style-name="Index_20_Link" text:visited-style-name="Index_20_Link">Iterator(Matrix&lt;T&gt;&amp; mat, signed long r, signed long c, TraversalType traversalType = TraversalType::Row)<text:tab/>5</text:a></text:p>
          <text:p text:style-name="P11"><text:a xlink:type="simple" xlink:href="#__RefHeading___Toc451_1727389479" text:style-name="Index_20_Link" text:visited-style-name="Index_20_Link">Iterator&amp; operator++()<text:tab/>5</text:a></text:p>
          <text:p text:style-name="P11"><text:a xlink:type="simple" xlink:href="#__RefHeading___Toc453_1727389479" text:style-name="Index_20_Link" text:visited-style-name="Index_20_Link">bool operator==(const Iterator&amp; other) const<text:tab/>5</text:a></text:p>
          <text:p text:style-name="P11"><text:a xlink:type="simple" xlink:href="#__RefHeading___Toc455_1727389479" text:style-name="Index_20_Link" text:visited-style-name="Index_20_Link"><text:soft-page-break/>bool operator!=(const Iterator&amp; other) const<text:tab/>5</text:a></text:p>
          <text:p text:style-name="P11"><text:a xlink:type="simple" xlink:href="#__RefHeading___Toc457_1727389479" text:style-name="Index_20_Link" text:visited-style-name="Index_20_Link">std::tuple&lt;unsigned int, unsigned int, T&gt; operator*() const<text:tab/>5</text:a></text:p>
          <text:p text:style-name="P10"><text:a xlink:type="simple" xlink:href="#__RefHeading___Toc459_1727389479" text:style-name="Index_20_Link" text:visited-style-name="Index_20_Link">Arithmetic Operators<text:tab/>6</text:a></text:p>
          <text:p text:style-name="P11"><text:a xlink:type="simple" xlink:href="#__RefHeading___Toc580_1187657532" text:style-name="Index_20_Link" text:visited-style-name="Index_20_Link">Matrix Operators<text:tab/>6</text:a></text:p>
          <text:p text:style-name="P11"><text:a xlink:type="simple" xlink:href="#__RefHeading___Toc461_1727389479" text:style-name="Index_20_Link" text:visited-style-name="Index_20_Link">Matrix&lt;T&gt; operator+(const Matrix&lt;T&gt;&amp; other) const<text:tab/>6</text:a></text:p>
          <text:p text:style-name="P11"><text:a xlink:type="simple" xlink:href="#__RefHeading___Toc463_1727389479" text:style-name="Index_20_Link" text:visited-style-name="Index_20_Link">Matrix&lt;T&gt; operator-(const Matrix&lt;T&gt;&amp; other) const<text:tab/>6</text:a></text:p>
          <text:p text:style-name="P11"><text:a xlink:type="simple" xlink:href="#__RefHeading___Toc465_1727389479" text:style-name="Index_20_Link" text:visited-style-name="Index_20_Link">Matrix&lt;T&gt; operator*(const Matrix&lt;T&gt;&amp; other) const<text:tab/>6</text:a></text:p>
          <text:p text:style-name="P11"><text:a xlink:type="simple" xlink:href="#__RefHeading___Toc467_1727389479" text:style-name="Index_20_Link" text:visited-style-name="Index_20_Link">Matrix&lt;T&gt; operator/(const Matrix&lt;T&gt;&amp; other) const<text:tab/>6</text:a></text:p>
          <text:p text:style-name="P11"><text:a xlink:type="simple" xlink:href="#__RefHeading___Toc469_1727389479" text:style-name="Index_20_Link" text:visited-style-name="Index_20_Link">Matrix&lt;T&gt; operator%(const Matrix&lt;T&gt;&amp; other) const<text:tab/>6</text:a></text:p>
          <text:p text:style-name="P10"><text:a xlink:type="simple" xlink:href="#__RefHeading___Toc471_1727389479" text:style-name="Index_20_Link" text:visited-style-name="Index_20_Link">Scalar Operators<text:tab/>6</text:a></text:p>
          <text:p text:style-name="P11"><text:a xlink:type="simple" xlink:href="#__RefHeading___Toc473_1727389479" text:style-name="Index_20_Link" text:visited-style-name="Index_20_Link">Matrix&lt;T&gt; operator+(const T&amp; scalar) const<text:tab/>6</text:a></text:p>
          <text:p text:style-name="P11"><text:a xlink:type="simple" xlink:href="#__RefHeading___Toc475_1727389479" text:style-name="Index_20_Link" text:visited-style-name="Index_20_Link">Matrix&lt;T&gt; operator-(const T&amp; scalar) const<text:tab/>6</text:a></text:p>
          <text:p text:style-name="P11"><text:a xlink:type="simple" xlink:href="#__RefHeading___Toc477_1727389479" text:style-name="Index_20_Link" text:visited-style-name="Index_20_Link">Matrix&lt;T&gt; operator*(const T&amp; scalar) const<text:tab/>6</text:a></text:p>
          <text:p text:style-name="P11"><text:a xlink:type="simple" xlink:href="#__RefHeading___Toc479_1727389479" text:style-name="Index_20_Link" text:visited-style-name="Index_20_Link">Matrix&lt;T&gt; operator/(const T&amp; scalar) const<text:tab/>6</text:a></text:p>
          <text:p text:style-name="P11"><text:a xlink:type="simple" xlink:href="#__RefHeading___Toc481_1727389479" text:style-name="Index_20_Link" text:visited-style-name="Index_20_Link">Matrix&lt;T&gt; operator%(const T&amp; scalar) const<text:tab/>6</text:a></text:p>
        </text:index-body>
      </text:table-of-content>
      <text:h text:style-name="P5" text:outline-level="1"/>
      <text:h text:style-name="P5" text:outline-level="1"/>
      <text:h text:style-name="P6" text:outline-level="1"><text:bookmark-start text:name="__RefHeading___Toc417_1727389479"/>Overview <text:s text:c="85"/><text:bookmark-end text:name="__RefHeading___Toc417_1727389479"/></text:h>
      <text:p text:style-name="P4">The `Matrix` class provides a two-dimensional matrix structure with support for common operations such as matrix arithmetic, element-wise traversal, and advanced traversal strategies (e.g., row, column, diagonal, and anti-diagonal traversal). The class also supports streaming matrices to and from byte arrays and provides iterators for custom traversal orders.</text:p>
      <text:h text:style-name="P1" text:outline-level="2"><text:bookmark-start text:name="__RefHeading___Toc419_1727389479"/>Class Template <text:s text:c="46"/><text:bookmark-end text:name="__RefHeading___Toc419_1727389479"/></text:h>
      <text:p text:style-name="Programing_20_example"><text:span text:style-name="User_20_Entry"><text:span text:style-name="T1">template&lt;typename T&gt;</text:span></text:span></text:p>
      <text:p text:style-name="Programing_20_example"><text:span text:style-name="User_20_Entry"><text:span text:style-name="T1">class Matrix;</text:span></text:span></text:p>
      <text:p text:style-name="P4">The `Matrix` class is a template that accepts any type `T` and allows operations on a two-dimensional grid of elements of type `T`. Arithmetic operations are restricted to arithmetic types (integral or floating point types).</text:p>
      <text:h text:style-name="P2" text:outline-level="2"><text:bookmark-start text:name="__RefHeading___Toc421_1727389479"/>Constructors<text:bookmark-end text:name="__RefHeading___Toc421_1727389479"/></text:h>
      <text:h text:style-name="Heading_20_3" text:outline-level="3"><text:bookmark-start text:name="__RefHeading___Toc423_1727389479"/>Matrix(unsigned int numRows, unsigned int numCols)<text:bookmark-end text:name="__RefHeading___Toc423_1727389479"/></text:h>
      <text:p text:style-name="P4">Constructs a matrix with a given number of rows and columns.</text:p>
      <text:p text:style-name="P4">- Parameters:</text:p>
      <text:list text:style-name="WWNum1">
        <text:list-item>
          <text:p text:style-name="P18"><text:s text:c="2"/>- `numRows`: The number of rows in the matrix.</text:p>
        </text:list-item>
        <text:list-item>
          <text:p text:style-name="P18"><text:s text:c="2"/>- `numCols`: The number of columns in the matrix.</text:p>
        </text:list-item>
      </text:list>
      <text:h text:style-name="P2" text:outline-level="2"><text:bookmark-start text:name="__RefHeading___Toc425_1727389479"/>Member Functions<text:bookmark-end text:name="__RefHeading___Toc425_1727389479"/></text:h>
      <text:p text:style-name="P8">The member function is available for all data types including the std::string and void<text:span text:style-name="T2">*</text:span>. </text:p>
      <text:h text:style-name="P3" text:outline-level="3"><text:bookmark-start text:name="__RefHeading___Toc427_1727389479"/>unsigned int numRows() const <text:s text:c="149"/><text:bookmark-end text:name="__RefHeading___Toc427_1727389479"/></text:h>
      <text:p text:style-name="P4">Returns the number of rows in the matrix.</text:p>
      <text:p text:style-name="P4">- Returns: The number of rows as an unsigned integer.</text:p>
      <text:h text:style-name="P3" text:outline-level="3"><text:bookmark-start text:name="__RefHeading___Toc429_1727389479"/>unsigned int numCols() const<text:bookmark-end text:name="__RefHeading___Toc429_1727389479"/></text:h>
      <text:p text:style-name="P4">Returns the number of columns in the matrix.</text:p>
      <text:p text:style-name="P4">- Returns: The number of columns as an unsigned integer.</text:p>
      <text:h text:style-name="P3" text:outline-level="3"><text:bookmark-start text:name="__RefHeading___Toc431_1727389479"/>std::vector&lt;T&gt;&amp; operator[](unsigned int row)<text:bookmark-end text:name="__RefHeading___Toc431_1727389479"/></text:h>
      <text:p text:style-name="P4">Accesses the elements of the matrix by row index.</text:p>
      <text:p text:style-name="P4">- Parameters:</text:p>
      <text:list text:continue-numbering="true" text:style-name="WWNum1">
        <text:list-item>
          <text:p text:style-name="P18"><text:soft-page-break/><text:s text:c="2"/>- `row`: The index of the row to access.</text:p>
        </text:list-item>
      </text:list>
      <text:p text:style-name="P4">- Returns: A reference to the vector representing the row.</text:p>
      <text:h text:style-name="P3" text:outline-level="3"><text:bookmark-start text:name="__RefHeading___Toc433_1727389479"/>const std::vector&lt;T&gt;&amp; operator[](unsigned int row) const<text:bookmark-end text:name="__RefHeading___Toc433_1727389479"/></text:h>
      <text:p text:style-name="P4">Const version of the row access operator.</text:p>
      <text:p text:style-name="P4">- Parameters:</text:p>
      <text:list text:continue-numbering="true" text:style-name="WWNum1">
        <text:list-item>
          <text:p text:style-name="P18"><text:s text:c="2"/>- `row`: The index of the row to access.</text:p>
        </text:list-item>
      </text:list>
      <text:p text:style-name="P4">- Returns: A constant reference to the vector representing the row.</text:p>
      <text:h text:style-name="P3" text:outline-level="3"><text:bookmark-start text:name="__RefHeading___Toc435_1727389479"/>void initFromByteStream(const char* byteStream, unsigned int byteSize)<text:bookmark-end text:name="__RefHeading___Toc435_1727389479"/></text:h>
      <text:p text:style-name="P4">Initialises the matrix from a byte stream.</text:p>
      <text:p text:style-name="P4">- Parameters:</text:p>
      <text:list text:continue-numbering="true" text:style-name="WWNum1">
        <text:list-item>
          <text:p text:style-name="P18"><text:s text:c="2"/>- `byteStream`: A pointer to a byte stream containing matrix data.</text:p>
        </text:list-item>
        <text:list-item>
          <text:p text:style-name="P18"><text:s text:c="2"/>- `byteSize`: The size of the byte stream.</text:p>
        </text:list-item>
      </text:list>
      <text:h text:style-name="P3" text:outline-level="3"><text:bookmark-start text:name="__RefHeading___Toc437_1727389479"/>std::vector&lt;char&gt; toByteStream() const<text:bookmark-end text:name="__RefHeading___Toc437_1727389479"/></text:h>
      <text:p text:style-name="P4">Serialises the matrix into a byte stream.</text:p>
      <text:p text:style-name="P4">- Returns: A `std::vector&lt;char&gt;` representing the matrix data in byte form.</text:p>
      <text:h text:style-name="P3" text:outline-level="3"><text:bookmark-start text:name="__RefHeading___Toc439_1727389479"/>Matrix copy(unsigned int startRow = 0, unsigned int startCol = 0, int endRow = -1, int endCol = -1) const<text:bookmark-end text:name="__RefHeading___Toc439_1727389479"/></text:h>
      <text:p text:style-name="P4">Creates a copy of a portion of the matrix.</text:p>
      <text:p text:style-name="P4">- Parameters:</text:p>
      <text:list text:continue-numbering="true" text:style-name="WWNum1">
        <text:list-item>
          <text:p text:style-name="P18"><text:s text:c="2"/>- `startRow`: Starting row index (default = 0).</text:p>
        </text:list-item>
        <text:list-item>
          <text:p text:style-name="P18"><text:s text:c="2"/>- `startCol`: Starting column index (default = 0).</text:p>
        </text:list-item>
        <text:list-item>
          <text:p text:style-name="P18"><text:s text:c="2"/>- `endRow`: Ending row index (default = -1, indicating last row).</text:p>
        </text:list-item>
        <text:list-item>
          <text:p text:style-name="P18"><text:s text:c="2"/>- `endCol`: Ending column index (default = -1, indicating last column).</text:p>
        </text:list-item>
      </text:list>
      <text:p text:style-name="P4">- Returns: A `Matrix` object representing the copied sub-matrix.</text:p>
      <text:h text:style-name="P3" text:outline-level="3"><text:bookmark-start text:name="__RefHeading___Toc441_1727389479"/>void paste(const Matrix&amp; source, unsigned int destRow = 0, unsigned int destCol = 0)<text:bookmark-end text:name="__RefHeading___Toc441_1727389479"/></text:h>
      <text:p text:style-name="P4">Pastes a source matrix into the current matrix starting at a specified row and column.</text:p>
      <text:p text:style-name="P4">- Parameters:</text:p>
      <text:list text:continue-numbering="true" text:style-name="WWNum1">
        <text:list-item>
          <text:p text:style-name="P18"><text:s text:c="2"/>- `source`: The matrix to paste into the current matrix.</text:p>
        </text:list-item>
        <text:list-item>
          <text:p text:style-name="P18"><text:s text:c="2"/>- `destRow`: The starting row in the destination matrix.</text:p>
        </text:list-item>
        <text:list-item>
          <text:p text:style-name="P18"><text:s text:c="2"/>- `destCol`: The starting column in the destination matrix.</text:p>
        </text:list-item>
      </text:list>
      <text:h text:style-name="P3" text:outline-level="3"><text:bookmark-start text:name="__RefHeading___Toc443_1727389479"/><text:soft-page-break/>bool all(std::function&lt;bool(T)&gt; condition) const<text:bookmark-end text:name="__RefHeading___Toc443_1727389479"/></text:h>
      <text:p text:style-name="P4">Checks if all elements in the matrix satisfy a given condition.</text:p>
      <text:h text:style-name="P3" text:outline-level="3"><text:bookmark-start text:name="__RefHeading___Toc445_1727389479"/>Matrix&lt;T&gt; where(std::function&lt;bool(T)&gt; condition, T trueValue, T falseValue) const<text:bookmark-end text:name="__RefHeading___Toc445_1727389479"/></text:h>
      <text:p text:style-name="P4">Applies a conditional transformation on the matrix elements.</text:p>
      <text:h text:style-name="P2" text:outline-level="2"><text:bookmark-start text:name="__RefHeading___Toc447_1727389479"/>Iterator<text:bookmark-end text:name="__RefHeading___Toc447_1727389479"/></text:h>
      <text:p text:style-name="P19">This is a nested class providing traversal over the matrix elements based on a specified `TraversalType`. <text:span text:style-name="T2">The iterator uses signed longs to make sure that a unsigned standard int will fit inside. </text:span></text:p>
      <text:h text:style-name="Heading_20_3" text:outline-level="3"><text:bookmark-start text:name="__RefHeading___Toc576_1187657532"/>enum class TraversalType<text:bookmark-end text:name="__RefHeading___Toc576_1187657532"/></text:h>
      <text:p text:style-name="P21"><text:span text:style-name="T3">The TraversalType enumeration defines the possible traversal strategies for iterating over the matrix. It is used by the Iterator class to determine the traversal order.</text:span></text:p>
      <text:h text:style-name="Heading_20_4" text:outline-level="4"><text:bookmark-start text:name="__RefHeading___Toc578_1187657532"/>Enumerators:<text:bookmark-end text:name="__RefHeading___Toc578_1187657532"/></text:h>
      <text:p text:style-name="P20">- Row</text:p>
      <text:p text:style-name="P20"><text:s text:c="4"/>- Traverse row by row from the top-left to the bottom-right of the matrix.</text:p>
      <text:p text:style-name="P20">- Column</text:p>
      <text:p text:style-name="P20"><text:s text:c="4"/>- Traverse column by column from the top-left to the bottom-right of the matrix.</text:p>
      <text:p text:style-name="P20">- Diagonal</text:p>
      <text:p text:style-name="P20"><text:s text:c="4"/>- Traverse diagonally from the top-left to the bottom-right of the matrix.</text:p>
      <text:p text:style-name="P20">- AntiDiagonal</text:p>
      <text:p text:style-name="P20"><text:s text:c="4"/>- Traverse anti-diagonally from the top-right to the bottom-left of the matrix.</text:p>
      <text:h text:style-name="P3" text:outline-level="3"><text:bookmark-start text:name="__RefHeading___Toc449_1727389479"/>Iterator(Matrix&lt;T&gt;&amp; mat, signed long r, signed long c, TraversalType traversalType = TraversalType::Row)<text:bookmark-end text:name="__RefHeading___Toc449_1727389479"/></text:h>
      <text:p text:style-name="P4">Initialises an iterator at a specific position in the matrix.</text:p>
      <text:h text:style-name="P3" text:outline-level="3"><text:bookmark-start text:name="__RefHeading___Toc451_1727389479"/>Iterator&amp; operator++()<text:bookmark-end text:name="__RefHeading___Toc451_1727389479"/></text:h>
      <text:p text:style-name="P4">Increments the iterator.</text:p>
      <text:h text:style-name="P3" text:outline-level="3"><text:bookmark-start text:name="__RefHeading___Toc453_1727389479"/>bool operator==(const Iterator&amp; other) const<text:bookmark-end text:name="__RefHeading___Toc453_1727389479"/></text:h>
      <text:p text:style-name="P4">Checks for equality between two iterators.</text:p>
      <text:h text:style-name="P3" text:outline-level="3"><text:bookmark-start text:name="__RefHeading___Toc455_1727389479"/>bool operator!=(const Iterator&amp; other) const<text:bookmark-end text:name="__RefHeading___Toc455_1727389479"/></text:h>
      <text:p text:style-name="P4">Checks for inequality between two iterators.</text:p>
      <text:h text:style-name="P3" text:outline-level="3"><text:bookmark-start text:name="__RefHeading___Toc457_1727389479"/>std::tuple&lt;unsigned int, unsigned int, T&gt; operator*() const<text:bookmark-end text:name="__RefHeading___Toc457_1727389479"/></text:h>
      <text:p text:style-name="P4">Dereferences the iterator and returns a tuple of the current row, column, and value.</text:p>
      <text:h text:style-name="Heading_20_2" text:outline-level="2"><text:bookmark-start text:name="__RefHeading___Toc459_1727389479"/><text:soft-page-break/>Arithmetic Operators<text:bookmark-end text:name="__RefHeading___Toc459_1727389479"/></text:h>
      <text:p text:style-name="P12">These are only available for arithmetic types, not std::string and void*.</text:p>
      <text:h text:style-name="Heading_20_3" text:outline-level="3"><text:bookmark-start text:name="__RefHeading___Toc580_1187657532"/><text:span text:style-name="T2">Matrix Operators</text:span> <text:bookmark-end text:name="__RefHeading___Toc580_1187657532"/></text:h>
      <text:h text:style-name="P3" text:outline-level="3"><text:bookmark-start text:name="__RefHeading___Toc461_1727389479"/>Matrix&lt;T&gt; operator+(const Matrix&lt;T&gt;&amp; other) const<text:bookmark-end text:name="__RefHeading___Toc461_1727389479"/></text:h>
      <text:p text:style-name="P4">Performs element-wise addition with another matrix.</text:p>
      <text:h text:style-name="P3" text:outline-level="3"><text:bookmark-start text:name="__RefHeading___Toc463_1727389479"/>Matrix&lt;T&gt; operator-(const Matrix&lt;T&gt;&amp; other) const<text:bookmark-end text:name="__RefHeading___Toc463_1727389479"/></text:h>
      <text:p text:style-name="P4">Performs element-wise subtraction with another matrix.</text:p>
      <text:h text:style-name="P3" text:outline-level="3"><text:bookmark-start text:name="__RefHeading___Toc465_1727389479"/>Matrix&lt;T&gt; operator*(const Matrix&lt;T&gt;&amp; other) const<text:bookmark-end text:name="__RefHeading___Toc465_1727389479"/></text:h>
      <text:p text:style-name="P4">Performs element-wise multiplication with another matrix.</text:p>
      <text:h text:style-name="P3" text:outline-level="3"><text:bookmark-start text:name="__RefHeading___Toc467_1727389479"/>Matrix&lt;T&gt; operator/(const Matrix&lt;T&gt;&amp; other) const<text:bookmark-end text:name="__RefHeading___Toc467_1727389479"/></text:h>
      <text:p text:style-name="P4">Performs element-wise division with another matrix.</text:p>
      <text:h text:style-name="P3" text:outline-level="3"><text:bookmark-start text:name="__RefHeading___Toc469_1727389479"/>Matrix&lt;T&gt; operator%(const Matrix&lt;T&gt;&amp; other) const<text:bookmark-end text:name="__RefHeading___Toc469_1727389479"/></text:h>
      <text:p text:style-name="P4">Performs element-wise modulus with another matrix (integral types only).</text:p>
      <text:h text:style-name="P2" text:outline-level="2"><text:bookmark-start text:name="__RefHeading___Toc471_1727389479"/>Scalar Operators<text:bookmark-end text:name="__RefHeading___Toc471_1727389479"/></text:h>
      <text:h text:style-name="P3" text:outline-level="3"><text:bookmark-start text:name="__RefHeading___Toc473_1727389479"/>Matrix&lt;T&gt; operator+(const T&amp; scalar) const<text:bookmark-end text:name="__RefHeading___Toc473_1727389479"/></text:h>
      <text:p text:style-name="P4">Performs element-wise addition with a scalar.</text:p>
      <text:h text:style-name="P3" text:outline-level="3"><text:bookmark-start text:name="__RefHeading___Toc475_1727389479"/>Matrix&lt;T&gt; operator-(const T&amp; scalar) const<text:bookmark-end text:name="__RefHeading___Toc475_1727389479"/></text:h>
      <text:p text:style-name="P4">Performs element-wise subtraction with a scalar.</text:p>
      <text:h text:style-name="P3" text:outline-level="3"><text:bookmark-start text:name="__RefHeading___Toc477_1727389479"/>Matrix&lt;T&gt; operator*(const T&amp; scalar) const<text:bookmark-end text:name="__RefHeading___Toc477_1727389479"/></text:h>
      <text:p text:style-name="P4">Performs element-wise multiplication with a scalar.</text:p>
      <text:h text:style-name="P3" text:outline-level="3"><text:bookmark-start text:name="__RefHeading___Toc479_1727389479"/>Matrix&lt;T&gt; operator/(const T&amp; scalar) const<text:bookmark-end text:name="__RefHeading___Toc479_1727389479"/></text:h>
      <text:p text:style-name="P4">Performs element-wise division with a scalar.</text:p>
      <text:h text:style-name="P3" text:outline-level="3"><text:bookmark-start text:name="__RefHeading___Toc481_1727389479"/>Matrix&lt;T&gt; operator%(const T&amp; scalar) const<text:bookmark-end text:name="__RefHeading___Toc481_1727389479"/></text:h>
      <text:p text:style-name="Standard"><text:span text:style-name="T1">Performs element-wise modulus with a scalar (integral types only). <text:s text:c="7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reeSerif" svg:font-family="FreeSerif" style:font-adornments="Normal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FreeSerif" fo:font-family="FreeSerif" style:font-style-name="Normal" style:font-family-generic="roman" style:font-pitch="variable" fo:font-size="12pt"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 style:master-page-name="">
      <style:paragraph-properties fo:margin-top="0cm" fo:margin-bottom="0cm" style:contextual-spacing="false" fo:keep-together="always" style:page-number="auto" fo:keep-with-next="always">
        <style:tab-stops/>
        <style:drop-cap/>
      </style:paragraph-properties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 UI" style:font-family-complex="'Noto Sans Arabic UI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 UI" style:font-family-complex="'Noto Sans Arabic UI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 UI" style:font-family-complex="'Noto Sans Arabic UI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Programing_20_example" style:display-name="Programing example" style:family="paragraph" style:parent-style-name="macro" style:master-page-name="">
      <style:paragraph-properties fo:margin-left="2cm" fo:margin-top="0.349cm" fo:margin-bottom="0.349cm" style:contextual-spacing="false" fo:line-height="100%" style:page-number="auto" fo:padding="0.049cm" fo:border="0.51pt solid #000000"/>
      <style:text-properties style:font-name="Liberation Mono1" fo:font-family="'Liberation Mono'" style:font-style-name="Normal" style:font-family-generic="modern" style:font-pitch="fixed" fo:language="en" fo:country="GB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24cm" style:type="right" style:leader-style="dotted" style:leader-text="."/>
        </style:tab-stops>
      </style:paragraph-properties>
    </style:style>
    <style:style style:name="Head_20_with_20_args" style:display-name="Head with args" style:family="paragraph" style:parent-style-name="Heading_20_3" style:default-outline-level=""/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3.741cm" style:type="right" style:leader-style="dotted" style:leader-text="."/>
        </style:tab-stops>
      </style:paragraph-properties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 UI" style:font-family-complex="'Noto Sans Arabic UI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 UI" style:font-family-complex="'Noto Sans Arabic UI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 UI" style:font-family-complex="'Noto Sans Arabic UI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8</meta:editing-cycles>
    <meta:creation-date>2013-12-23T23:15:00</meta:creation-date>
    <dc:date>2024-09-25T18:29:27.997464347</dc:date>
    <meta:editing-duration>PT6H16M16S</meta:editing-duration>
    <meta:generator>LibreOffice/24.2.5.2$Linux_X86_64 LibreOffice_project/420$Build-2</meta:generator>
    <meta:print-date>2024-09-25T17:21:56.593496657</meta:print-date>
    <meta:printed-by>PDF-filer</meta:printed-by>
    <meta:document-statistic meta:table-count="0" meta:image-count="0" meta:object-count="0" meta:page-count="6" meta:paragraph-count="140" meta:word-count="1037" meta:character-count="7583" meta:non-whitespace-character-count="6228"/>
    <meta:user-defined meta:name="AppVersion">14.0000</meta:user-defined>
    <meta:template xlink:type="simple" xlink:actuate="onRequest" xlink:title="Normal.dotm" xlink:href=""/>
  </office:meta>
</office:document-meta>
</file>